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898a" officeooo:paragraph-rsid="001e898a"/>
    </style:style>
    <style:style style:name="P2" style:family="paragraph" style:parent-style-name="Standard" style:list-style-name="L1">
      <style:text-properties officeooo:rsid="001e898a" officeooo:paragraph-rsid="001e898a"/>
    </style:style>
    <style:style style:name="P3" style:family="paragraph" style:parent-style-name="Standard" style:list-style-name="L2"/>
    <style:style style:name="T1" style:family="text">
      <style:text-properties officeooo:rsid="001e89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898a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<text:s text:c="16"/></text:span><text:span text:style-name="T3"><text:s/>H</text:span><text:span text:style-name="T2">ere are the file paths (links) to the dirty data and cleaned data</text:span></text:p>
      <text:p text:style-name="Standard"/>
      <text:p text:style-name="Standard">Dirty data(original scrapped);</text:p>
      <text:p text:style-name="Standard"/>
      <text:list xml:id="list1121466495" text:style-name="L2">
        <text:list-item>
          <text:p text:style-name="P3">https://drive.google.com/file/d/1ALpxRGBnN6VkHLdwe6NnQgp2Ryr_SMVQ/view?usp=sharing</text:p>
        </text:list-item>
      </text:list>
      <text:p text:style-name="Standard"/>
      <text:p text:style-name="P1">Cleaned data;</text:p>
      <text:p text:style-name="P1"/>
      <text:list xml:id="list2935230318" text:style-name="L1">
        <text:list-item>
          <text:p text:style-name="P2">https://drive.google.com/file/d/1xXg9faqIDkJc9qUf1p6QyQpN9FsCSalt/view?usp=drive_lin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6T11:12:34.314000000</meta:creation-date>
    <dc:date>2025-02-26T11:15:54.102000000</dc:date>
    <meta:editing-duration>PT3M22S</meta:editing-duration>
    <meta:editing-cycles>1</meta:editing-cycles>
    <meta:document-statistic meta:table-count="0" meta:image-count="0" meta:object-count="0" meta:page-count="1" meta:paragraph-count="5" meta:word-count="22" meta:character-count="295" meta:non-whitespace-character-count="263"/>
    <meta:generator>Neat_Office/6.2.8.2$Windows_x86 LibreOffice_project/</meta:generator>
  </office:meta>
</office:document-meta>
</file>